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4.059cm" fo:min-width="4.304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fo:min-height="0.636cm"/>
    </style:style>
    <style:style style:name="gr3" style:family="graphic" style:parent-style-name="standard">
      <style:graphic-properties draw:stroke="none" svg:stroke-color="#000000" draw:fill="none" draw:fill-color="#ffffff" fo:min-height="0.763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953cm" fo:min-width="1.735cm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418cm" fo:min-width="0.795cm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777cm"/>
    </style:style>
    <style:style style:name="gr9" style:family="graphic" style:parent-style-name="standard">
      <style:graphic-properties svg:stroke-color="#ffffff" draw:fill="none" draw:textarea-horizontal-align="justify" draw:textarea-vertical-align="middle" draw:auto-grow-height="false" fo:min-height="9.402cm" fo:min-width="15.375cm"/>
    </style:style>
    <style:style style:name="gr10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0.867cm" fo:min-width="2.591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418cm" fo:min-width="0.886cm" fo:padding-top="0.151cm" fo:padding-bottom="0.151cm" fo:padding-left="0.276cm" fo:padding-right="0.276cm"/>
    </style:style>
    <style:style style:name="gr12" style:family="graphic" style:parent-style-name="standard">
      <style:graphic-properties svg:stroke-color="#ffffff" draw:fill="none" draw:fill-color="#729fcf" draw:textarea-horizontal-align="justify" draw:textarea-vertical-align="middle" draw:auto-grow-height="false" fo:min-height="15.498cm" fo:min-width="19.0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 draw:fill-color="#729fcf"/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712cm" svg:height="6.925cm" svg:x="1.381cm" svg:y="4.99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1.397cm" svg:height="0.886cm" svg:x="3.732cm" svg:y="5.254cm">
          <draw:text-box>
            <text:p>Т1</text:p>
          </draw:text-box>
        </draw:frame>
        <draw:frame draw:style-name="gr3" draw:text-style-name="P2" draw:layer="layout" svg:width="1.397cm" svg:height="1.013cm" svg:x="18.246cm" svg:y="5.251cm">
          <draw:text-box>
            <text:p>Т2</text:p>
          </draw:text-box>
        </draw:frame>
        <draw:custom-shape draw:style-name="gr4" draw:text-style-name="P1" draw:layer="layout" svg:width="2.286cm" svg:height="2.377cm" svg:x="3.267cm" svg:y="13.07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5" draw:text-style-name="P1" draw:layer="layout" svg:x1="4.374cm" svg:y1="13.074cm" svg:x2="4.374cm" svg:y2="11.931cm">
          <text:p/>
        </draw:line>
        <draw:custom-shape draw:style-name="gr6" draw:text-style-name="P4" draw:layer="layout" svg:width="1.905cm" svg:height="1.016cm" svg:x="8.18cm" svg:y="5.305cm">
          <text:p text:style-name="P3">S<text:span text:style-name="T1">2,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.905cm" svg:height="1.016cm" svg:x="7.799cm" svg:y="6.521cm">
          <text:p text:style-name="P3"><text:span text:style-name="T2">W</text:span><text:span text:style-name="T1">2,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.905cm" svg:height="1.016cm" svg:x="7.391cm" svg:y="7.791cm">
          <text:p text:style-name="P3">S<text:span text:style-name="T1">2,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.905cm" svg:height="1.016cm" svg:x="6.983cm" svg:y="9.061cm">
          <text:p text:style-name="P3"><text:span text:style-name="T2">W</text:span><text:span text:style-name="T1">2,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0.258cm" svg:y1="5.759cm" svg:x2="13.306cm" svg:y2="5.759cm">
          <text:p/>
        </draw:line>
        <draw:line draw:style-name="gr7" draw:text-style-name="P1" draw:layer="layout" svg:x1="9.369cm" svg:y1="8.299cm" svg:x2="12.417cm" svg:y2="8.299cm">
          <text:p/>
        </draw:line>
        <draw:line draw:style-name="gr7" draw:text-style-name="P1" draw:layer="layout" svg:x1="12.825cm" svg:y1="7.029cm" svg:x2="9.65cm" svg:y2="7.029cm">
          <text:p/>
        </draw:line>
        <draw:line draw:style-name="gr7" draw:text-style-name="P1" draw:layer="layout" svg:x1="12.063cm" svg:y1="9.569cm" svg:x2="8.888cm" svg:y2="9.569cm">
          <text:p/>
        </draw:line>
        <draw:frame draw:style-name="gr8" draw:text-style-name="P2" draw:layer="layout" svg:width="1.277cm" svg:height="0.886cm" svg:x="11.16cm" svg:y="3.54cm">
          <draw:text-box>
            <text:p>S0</text:p>
          </draw:text-box>
        </draw:frame>
        <draw:frame draw:style-name="gr8" draw:text-style-name="P2" draw:layer="layout" svg:width="1.277cm" svg:height="0.886cm" svg:x="10.231cm" svg:y="7.483cm">
          <draw:text-box>
            <text:p>S3</text:p>
          </draw:text-box>
        </draw:frame>
        <draw:custom-shape draw:style-name="gr9" draw:text-style-name="P1" draw:layer="layout" svg:width="15.875cm" svg:height="9.652cm" svg:x="0.8cm" svg:y="1.9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445cm" svg:height="1.651cm" svg:x="9.504cm" svg:y="1.792cm">
          <text:p text:style-name="P3">alpha, MT, 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1.277cm" svg:height="0.886cm" svg:x="10.239cm" svg:y="8.866cm">
          <draw:text-box>
            <text:p>S4</text:p>
          </draw:text-box>
        </draw:frame>
        <draw:line draw:style-name="gr7" draw:text-style-name="P1" draw:layer="layout" svg:x1="8.366cm" svg:y1="4.683cm" svg:x2="9.763cm" svg:y2="3.286cm">
          <text:p/>
        </draw:line>
        <draw:line draw:style-name="gr7" draw:text-style-name="P1" draw:layer="layout" svg:x1="14.843cm" svg:y1="4.683cm" svg:x2="13.7cm" svg:y2="3.286cm">
          <text:p/>
        </draw:line>
        <draw:custom-shape draw:style-name="gr11" draw:text-style-name="P4" draw:layer="layout" svg:width="2.032cm" svg:height="1.016cm" svg:x="6.675cm" svg:y="10.525cm">
          <text:p text:style-name="P3"><text:span text:style-name="T2">W</text:span><text:span text:style-name="T1">2,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.712cm" svg:height="6.925cm" svg:x="12.557cm" svg:y="4.99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1.905cm" svg:height="1.016cm" svg:x="12.517cm" svg:y="7.737cm">
          <text:p text:style-name="P3"><text:span text:style-name="T2">W</text:span><text:span text:style-name="T1">1,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.905cm" svg:height="1.016cm" svg:x="12.109cm" svg:y="9.007cm">
          <text:p text:style-name="P3">S<text:span text:style-name="T1">1,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1.277cm" svg:height="0.886cm" svg:x="11.066cm" svg:y="4.943cm">
          <draw:text-box>
            <text:p>S1</text:p>
          </draw:text-box>
        </draw:frame>
        <draw:frame draw:style-name="gr8" draw:text-style-name="P2" draw:layer="layout" svg:width="1.277cm" svg:height="0.886cm" svg:x="10.958cm" svg:y="6.213cm">
          <draw:text-box>
            <text:p>S2</text:p>
          </draw:text-box>
        </draw:frame>
        <draw:custom-shape draw:style-name="gr6" draw:text-style-name="P4" draw:layer="layout" svg:width="1.905cm" svg:height="1.016cm" svg:x="11.828cm" svg:y="10.479cm">
          <text:p text:style-name="P3">S<text:span text:style-name="T1">1,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.905cm" svg:height="1.016cm" svg:x="13.306cm" svg:y="5.251cm">
          <text:p text:style-name="P3"><text:span text:style-name="T2">W</text:span><text:span text:style-name="T1">1,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.905cm" svg:height="1.016cm" svg:x="12.925cm" svg:y="6.467cm">
          <text:p text:style-name="P3">S<text:span text:style-name="T1">1,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1.822cm" svg:y1="10.977cm" svg:x2="8.647cm" svg:y2="10.977cm">
          <text:p/>
        </draw:line>
        <draw:frame draw:style-name="gr8" draw:text-style-name="P2" draw:layer="layout" svg:width="1.277cm" svg:height="0.886cm" svg:x="9.998cm" svg:y="10.274cm">
          <draw:text-box>
            <text:p>S5</text:p>
          </draw:text-box>
        </draw:frame>
        <draw:custom-shape draw:style-name="gr4" draw:text-style-name="P1" draw:layer="layout" svg:width="2.286cm" svg:height="2.377cm" svg:x="14.462cm" svg:y="13.10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5" draw:text-style-name="P1" draw:layer="layout" svg:x1="15.569cm" svg:y1="13.101cm" svg:x2="15.569cm" svg:y2="11.958cm">
          <text:p/>
        </draw:line>
        <draw:custom-shape draw:style-name="gr12" draw:text-style-name="P5" draw:layer="layout" svg:width="19.59cm" svg:height="15.748cm" svg:x="1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n" fo:country="US" style:font-name-asian="Nimbus Sans1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8T18:26:40.468165777</meta:creation-date>
    <dc:date>2018-02-21T12:32:37.497809429</dc:date>
    <meta:editing-duration>PT1H22M5S</meta:editing-duration>
    <meta:editing-cycles>10</meta:editing-cycles>
    <meta:generator>LibreOffice/5.4.5.1$Linux_X86_64 LibreOffice_project/40m0$Build-1</meta:generator>
    <meta:document-statistic meta:object-count="34"/>
  </office:meta>
</office:document-meta>
</file>